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12cm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 style:parent-style-name="standard">
      <style:graphic-properties draw:stroke="none" draw:fill="none" fo:min-height="0.258cm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standard">
      <style:graphic-properties draw:stroke="none" draw:fill="none" fo:min-height="0.848cm"/>
    </style:style>
    <style:style style:name="gr6" style:family="graphic" style:parent-style-name="standard">
      <style:graphic-properties draw:stroke="none" draw:fill="none" fo:min-height="1.372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032cm" svg:height="0.962cm" svg:x="6.398cm" svg:y="1.016cm">
          <draw:text-box>
            <text:p>Start</text:p>
          </draw:text-box>
        </draw:frame>
        <draw:frame draw:style-name="gr2" draw:text-style-name="P1" draw:layer="layout" svg:width="4.572cm" svg:height="1.673cm" svg:x="0.753cm" svg:y="2.873cm">
          <draw:text-box>
            <text:p>Strong PUF - Authentication</text:p>
          </draw:text-box>
        </draw:frame>
        <draw:frame draw:style-name="gr3" draw:text-style-name="P1" draw:layer="layout" svg:width="4.572cm" svg:height="1.673cm" svg:x="9.398cm" svg:y="2.794cm">
          <draw:text-box>
            <text:p>LPN - Authentication</text:p>
          </draw:text-box>
        </draw:frame>
        <draw:frame draw:style-name="gr4" draw:text-style-name="P1" draw:layer="layout" svg:width="3.762cm" svg:height="1.673cm" svg:x="5.89cm" svg:y="5.439cm">
          <draw:text-box>
            <text:p>Gaussian - Elimination</text:p>
          </draw:text-box>
        </draw:frame>
        <draw:frame draw:style-name="gr5" draw:text-style-name="P1" draw:layer="layout" svg:width="2.238cm" svg:height="1.098cm" svg:x="13.47cm" svg:y="5.742cm">
          <draw:text-box>
            <text:p>ECC</text:p>
          </draw:text-box>
        </draw:frame>
        <draw:frame draw:style-name="gr6" draw:text-style-name="P1" draw:layer="layout" svg:width="2.286cm" svg:height="1.622cm" svg:x="11.938cm" svg:y="7.93cm">
          <draw:text-box>
            <text:p>LDPC</text:p>
          </draw:text-box>
        </draw:frame>
        <draw:frame draw:style-name="gr7" draw:text-style-name="P1" draw:layer="layout" svg:width="2.286cm" svg:height="1.016cm" svg:x="15.748cm" svg:y="7.874cm">
          <draw:text-box>
            <text:p>RM</text:p>
          </draw:text-box>
        </draw:frame>
        <draw:frame draw:style-name="gr4" draw:text-style-name="P1" draw:layer="layout" svg:width="3.302cm" svg:height="1.673cm" svg:x="14.272cm" svg:y="9.703cm">
          <draw:text-box>
            <text:p>GMC - Algorithm</text:p>
          </draw:text-box>
        </draw:frame>
        <draw:frame draw:style-name="gr4" draw:text-style-name="P1" draw:layer="layout" svg:width="3.81cm" svg:height="1.673cm" svg:x="18.288cm" svg:y="9.657cm">
          <draw:text-box>
            <text:p>Recursive - Algorithm</text:p>
          </draw:text-box>
        </draw:frame>
        <draw:line draw:style-name="gr8" draw:text-style-name="P2" draw:layer="layout" svg:x1="6.398cm" svg:y1="1.778cm" svg:x2="4.572cm" svg:y2="2.873cm">
          <text:p/>
        </draw:line>
        <draw:line draw:style-name="gr8" draw:text-style-name="P2" draw:layer="layout" svg:x1="7.874cm" svg:y1="1.878cm" svg:x2="9.652cm" svg:y2="2.794cm">
          <text:p/>
        </draw:line>
        <draw:line draw:style-name="gr8" draw:text-style-name="P2" draw:layer="layout" svg:x1="9.954cm" svg:y1="4.318cm" svg:x2="8.128cm" svg:y2="5.413cm">
          <text:p/>
        </draw:line>
        <draw:line draw:style-name="gr8" draw:text-style-name="P2" draw:layer="layout" svg:x1="12.346cm" svg:y1="4.318cm" svg:x2="14.124cm" svg:y2="5.488cm">
          <text:p/>
        </draw:line>
        <draw:line draw:style-name="gr8" draw:text-style-name="P2" draw:layer="layout" svg:x1="14.224cm" svg:y1="6.704cm" svg:x2="12.7cm" svg:y2="7.817cm">
          <text:p/>
        </draw:line>
        <draw:line draw:style-name="gr8" draw:text-style-name="P2" draw:layer="layout" svg:x1="16.918cm" svg:y1="8.633cm" svg:x2="18.442cm" svg:y2="9.803cm">
          <text:p/>
        </draw:line>
        <draw:line draw:style-name="gr8" draw:text-style-name="P2" draw:layer="layout" svg:x1="16.256cm" svg:y1="8.693cm" svg:x2="14.986cm" svg:y2="9.806cm">
          <text:p/>
        </draw:line>
        <draw:line draw:style-name="gr8" draw:text-style-name="P2" draw:layer="layout" svg:x1="14.478cm" svg:y1="6.704cm" svg:x2="16.256cm" svg:y2="7.87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53:46.303236655</meta:creation-date>
    <dc:date>2017-05-08T16:05:07.371963138</dc:date>
    <meta:editing-duration>PT18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